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Vamos a tener que hacer una tabla para trabajadores, otra para mecánicos y otras dos que representen a los dos tipos de ingenieros, es decir, para trabajadores usamos la generalización tipo b(tabla para todos) y con ingenieros tipo c(solo tablas para los hijos).</text:p>
      <text:p text:style-name="Standard">Trabajador deberá tener un enum de tipo (mecánico, ingeniero y lo que sea). Las tablas de mecánicos e ingenieros deberán tener como pk la pk heredada de trabajador. Y las tablas de ingenieros heredaran los atributos del padre, en este caso la entidad ingeniero.</text:p>
      <text:p text:style-name="Standard">No se mencionará al ingeniero de pista para simplificar.</text:p>
      <text:p text:style-name="Standard"/>
      <text:p text:style-name="Standard"/>
      <text:p text:style-name="Standard">Hay que hacer una tabla extra para carrera y pilotos porque un piloto puede hacer muchas carreras y una carrera se realiza por muchos pilotos</text:p>
      <text:p text:style-name="Standard"/>
      <text:p text:style-name="Standard">Relación carrera circuito es una carrera se hace en un circuito y un circuito puede tener 0,N carreras, creo que a efectos prácticos no cambia nada porque carrera ya tenia la FK <text:s/>de circuito, pero hay que apuntarlo</text:p>
      <text:p text:style-name="Standard"/>
      <text:p text:style-name="Standard">Yo quitaría la entidad resultados porque da igual donde lo pongas (carrera o piloto) te complica mucho el esquema y su desarroll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danicademic@outlook.com</dc:creator>
    <meta:creation-date>2009-04-16T11:32:00Z</meta:creation-date>
    <dc:date>2024-03-27T20:36:00Z</dc:date>
    <meta:template xlink:href="Normal.dotm" xlink:type="simple"/>
    <meta:editing-cycles>3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165" meta:character-count="1072" meta:row-count="7" meta:non-whitespace-character-count="909"/>
  </office:meta>
</office:document-meta>
</file>